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normal" officeooo:rsid="001ae2fc" officeooo:paragraph-rsid="001ae2fc" style:font-weight-asian="normal" style:font-weight-complex="normal"/>
    </style:style>
    <style:style style:name="P3" style:family="paragraph" style:parent-style-name="Standard">
      <style:paragraph-properties fo:text-align="start" style:justify-single-word="false"/>
      <style:text-properties fo:font-weight="normal" officeooo:rsid="001cbbac" officeooo:paragraph-rsid="001cbbac" style:font-weight-asian="normal" style:font-weight-complex="normal"/>
    </style:style>
    <style:style style:name="P4" style:family="paragraph" style:parent-style-name="Standard">
      <style:paragraph-properties fo:text-align="start" style:justify-single-word="false"/>
      <style:text-properties fo:font-weight="normal" officeooo:rsid="001d5469" officeooo:paragraph-rsid="001d5469" style:font-weight-asian="normal" style:font-weight-complex="normal"/>
    </style:style>
    <style:style style:name="P5" style:family="paragraph" style:parent-style-name="Standard">
      <style:paragraph-properties fo:text-align="start" style:justify-single-word="false"/>
      <style:text-properties fo:font-weight="normal" officeooo:rsid="001dbf8f" officeooo:paragraph-rsid="001dbf8f" style:font-weight-asian="normal" style:font-weight-complex="normal"/>
    </style:style>
    <style:style style:name="P6" style:family="paragraph" style:parent-style-name="Standard">
      <style:paragraph-properties fo:text-align="start" style:justify-single-word="false"/>
      <style:text-properties fo:font-weight="normal" officeooo:rsid="001e66e9" officeooo:paragraph-rsid="001e66e9" style:font-weight-asian="normal" style:font-weight-complex="normal"/>
    </style:style>
    <style:style style:name="P7" style:family="paragraph" style:parent-style-name="Standard">
      <style:paragraph-properties fo:text-align="start" style:justify-single-word="false"/>
      <style:text-properties fo:font-weight="normal" officeooo:rsid="00217c01" officeooo:paragraph-rsid="00217c01" style:font-weight-asian="normal" style:font-weight-complex="normal"/>
    </style:style>
    <style:style style:name="P8" style:family="paragraph" style:parent-style-name="Standard">
      <style:paragraph-properties fo:text-align="start" style:justify-single-word="false"/>
      <style:text-properties fo:font-weight="normal" officeooo:rsid="00217c01" officeooo:paragraph-rsid="00217c01"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officeooo:rsid="001cbbac"/>
    </style:style>
    <style:style style:name="T3" style:family="text">
      <style:text-properties officeooo:rsid="001d5469"/>
    </style:style>
    <style:style style:name="T4" style:family="text">
      <style:text-properties officeooo:rsid="001e66e9"/>
    </style:style>
    <style:style style:name="T5" style:family="text">
      <style:text-properties officeooo:rsid="002536c8"/>
    </style:style>
    <style:style style:name="T6" style:family="text">
      <style:text-properties officeooo:rsid="00257f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ming Fundamentals -</text:p>
      <text:p text:style-name="P1">Assignment 2</text:p>
      <text:p text:style-name="P1"/>
      <text:p text:style-name="P2">1.</text:p>
      <text:p text:style-name="P2"><text:span text:style-name="T1">Statically typed language </text:span>- type of programming language where variable types are declared and checked at the compile time rather than runtime. Here we need to explicitly specify the type of variable when we declaring it. Types are checked at the compile time and cannot proceed further with errors. Examples for statically typed languages are java,c,c++</text:p>
      <text:p text:style-name="P2"/>
      <text:p text:style-name="P2"><text:span text:style-name="T1">Dynamically typed language –</text:span> Here variable types are checked and declare at run time rather than compile time. <text:span text:style-name="T2">Here we do not need to explicitly specify the type of variable. Variables in dynamically typed languages values different types . More flexible than statically dynamic types. Examples are python,PHP</text:span></text:p>
      <text:p text:style-name="P2"/>
      <text:p text:style-name="P3">Strongly typed - <text:s/>Strictly concern about the type of variable. <text:span text:style-name="T3">Language not perform automatically type conversions</text:span></text:p>
      <text:p text:style-name="P3">Loosely typed – <text:span text:style-name="T3">Data types are not strictly enforced. Language handles the type conversions. </text:span></text:p>
      <text:p text:style-name="P2"><text:s/></text:p>
      <text:p text:style-name="P4">Java is statically typed and Strongly typed</text:p>
      <text:p text:style-name="P4"/>
      <text:p text:style-name="P4">2.</text:p>
      <text:p text:style-name="P5">case sensitivity – Ability to distinguish between upper and lower case versions of letter. <text:s/>Eg – C#,Java, Ruby, XML</text:p>
      <text:p text:style-name="P5"/>
      <text:p text:style-name="P5">Case insensitivity - <text:s/>Ability to ignore the difference between upper and lower case versions of a letter. Eg- Ada, FORTRAN,SQL, Pascal</text:p>
      <text:p text:style-name="P5"/>
      <text:p text:style-name="P5">case Sensitive-Insensitive – <text:span text:style-name="T4">Exhibit both case sensitive and insensitive behaviors fo different parts</text:span></text:p>
      <text:p text:style-name="P6">Eg – JavaScript</text:p>
      <text:p text:style-name="P6"/>
      <text:p text:style-name="P6">java is a case sensitive language.</text:p>
      <text:p text:style-name="P5"/>
      <text:p text:style-name="P7">3. <text:span text:style-name="T5">A conversion from a type to that same type. This is allowable for any type. This has two important practical implications.</text:span></text:p>
      <text:p text:style-name="P7"><text:tab/><text:span text:style-name="T5">Expression Permission – Expression always allow to have the desired type right from beginning. No need to use value as it is.</text:span></text:p>
      <text:p text:style-name="P7"/>
      <text:p text:style-name="P7"><text:tab/><text:span text:style-name="T5">Redundant Cast operators – Acceptable to include redundant cast operators in a program</text:span><text:span text:style-name="T6">(In the case of identity conversiom)</text:span></text:p>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19:18:27.935755754</meta:creation-date>
    <meta:generator>LibreOffice/7.3.7.2$Linux_X86_64 LibreOffice_project/30$Build-2</meta:generator>
    <dc:date>2023-08-01T08:58:19.079921028</dc:date>
    <meta:editing-duration>PT7H56M27S</meta:editing-duration>
    <meta:editing-cycles>4</meta:editing-cycles>
    <meta:document-statistic meta:table-count="0" meta:image-count="0" meta:object-count="0" meta:page-count="1" meta:paragraph-count="18" meta:word-count="264" meta:character-count="1729" meta:non-whitespace-character-count="1467"/>
  </office:meta>
</office:document-meta>
</file>